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Standard" style:list-style-name="L1"/>
    <style:style style:name="P4" style:family="paragraph" style:parent-style-name="Standard" style:list-style-name="">
      <style:paragraph-properties style:text-autospace="none"/>
    </style:style>
    <style:style style:name="P5"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list-style-name="L2"/>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end" style:justify-single-word="false"/>
      <style:text-properties fo:font-size="10pt" style:font-size-asian="10pt" style:font-size-complex="10pt"/>
    </style:style>
    <style:style style:name="P9" style:family="paragraph" style:parent-style-name="Standard">
      <style:paragraph-properties fo:text-align="end" style:justify-single-word="false"/>
    </style:style>
    <style:style style:name="P10" style:family="paragraph" style:parent-style-name="Standard">
      <style:text-properties style:font-name="Times New Roman1" fo:font-size="12pt" style:font-size-asian="12pt" style:font-size-complex="12pt"/>
    </style:style>
    <style:style style:name="P11" style:family="paragraph" style:parent-style-name="Standard" style:list-style-name="">
      <style:paragraph-properties style:text-autospace="none"/>
      <style:text-properties style:font-name="Times New Roman1" fo:font-size="12pt" style:font-size-asian="12pt" style:font-size-complex="12pt"/>
    </style:style>
    <style:style style:name="P12" style:family="paragraph" style:parent-style-name="Standard">
      <style:text-properties style:font-name="Times New Roman1" fo:font-size="10pt" style:font-size-asian="10pt" style:font-size-complex="10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3">
      <style:text-properties style:font-name="Times New Roman1" fo:font-size="12pt" style:font-size-asian="12pt" style:font-size-complex="12pt"/>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 style:family="text">
      <style:text-properties fo:color="#000000" style:font-name-asian="Consolas" style:font-name-complex="Consolas"/>
    </style:style>
    <style:style style:name="T4" style:family="text">
      <style:text-properties fo:color="#000000" fo:font-style="italic" style:font-name-asian="Consolas" style:font-style-asian="italic" style:font-name-complex="Consolas" style:font-style-complex="italic"/>
    </style:style>
    <style:style style:name="T5" style:family="text">
      <style:text-properties fo:color="#000000" fo:font-style="italic" fo:font-weight="normal" style:font-name-asian="Consolas" style:font-style-asian="italic" style:font-weight-asian="normal" style:font-name-complex="Consolas" style:font-style-complex="italic" style:font-weight-complex="normal"/>
    </style:style>
    <style:style style:name="T6" style:family="text">
      <style:text-properties fo:color="#000000" fo:font-style="normal" style:font-name-asian="Consolas" style:font-style-asian="normal" style:font-name-complex="Consolas" style:font-style-complex="normal"/>
    </style:style>
    <style:style style:name="T7" style:family="text">
      <style:text-properties fo:color="#000000" fo:font-style="normal" fo:font-weight="bold" style:font-name-asian="Consolas" style:font-style-asian="normal" style:font-weight-asian="bold" style:font-name-complex="Consolas" style:font-style-complex="normal" style:font-weight-complex="bold"/>
    </style:style>
    <style:style style:name="T8" style:family="text">
      <style:text-properties fo:color="#000000" fo:font-style="normal" fo:font-weight="normal" style:font-name-asian="Consolas" style:font-style-asian="normal" style:font-weight-asian="normal" style:font-name-complex="Consolas" style:font-style-complex="normal" style:font-weight-complex="normal"/>
    </style:style>
    <style:style style:name="T9" style:family="text">
      <style:text-properties fo:color="#000000" fo:font-weight="bold" style:font-name-asian="Consolas" style:font-weight-asian="bold" style:font-name-complex="Consolas" style:font-weight-complex="bold"/>
    </style:style>
    <style:style style:name="T10" style:family="text">
      <style:text-properties fo:color="#000000" fo:font-weight="normal" style:font-name-asian="Consolas" style:font-weight-asian="normal" style:font-name-complex="Consolas" style:font-weight-complex="normal"/>
    </style:style>
    <style:style style:name="T11" style:family="text">
      <style:text-properties fo:color="#0000ff" style:font-name="Consolas" fo:font-size="9.5pt" style:font-name-asian="Consolas" style:font-size-asian="9.5pt" style:font-name-complex="Consolas" style:font-size-complex="9.5pt"/>
    </style:style>
    <style:style style:name="T12" style:family="text">
      <style:text-properties fo:color="#0000ff"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3" style:family="text">
      <style:text-properties fo:color="#0000ff" style:font-name-asian="Consolas" style:font-name-complex="Consolas"/>
    </style:style>
    <style:style style:name="T14" style:family="text">
      <style:text-properties fo:color="#2b91af" style:font-name="Consolas" fo:font-size="9.5pt" style:font-name-asian="Consolas" style:font-size-asian="9.5pt" style:font-name-complex="Consolas" style:font-size-complex="9.5pt"/>
    </style:style>
    <style:style style:name="T15" style:family="text">
      <style:text-properties fo:color="#2b91af"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6" style:family="text">
      <style:text-properties fo:font-style="normal" style:font-style-asian="normal" style:font-style-complex="normal"/>
    </style:style>
    <style:style style:name="T17" style:family="text">
      <style:text-properties fo:color="#a31515" style:font-name="Consolas" fo:font-size="9.5pt" style:font-name-asian="Consolas" style:font-size-asian="9.5pt" style:font-name-complex="Consolas" style:font-size-complex="9.5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emblyReloader (Work in Progress)</text:p>
      <text:p text:style-name="P8">Version: 1.0</text:p>
      <text:p text:style-name="P9">Author: xEvilReeper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page-number/>
            <text:index-entry-link-end/>
            <text:index-entry-link-start text:style-name="Internet_20_link"/>
          </text:table-of-content-entry-template>
          <text:table-of-content-entry-template text:outline-level="2" text:style-name="Contents_20_2">
            <text:index-entry-link-start text:style-name="Internet_20_link"/>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518_585937475" text:style-name="Internet_20_link" text:visited-style-name="Internet_20_link">General Overview<text:tab/></text:a><text:a xlink:type="simple" xlink:href="#__RefHeading__518_585937475" text:style-name="Internet_20_link" text:visited-style-name="Internet_20_link"><text:span text:style-name="Internet_20_link">1</text:span></text:a></text:p>
          <text:p text:style-name="P13"><text:a xlink:type="simple" xlink:href="#__RefHeading__520_585937475" text:style-name="Internet_20_link" text:visited-style-name="Internet_20_link">Requirements<text:tab/></text:a><text:a xlink:type="simple" xlink:href="#__RefHeading__520_585937475" text:style-name="Internet_20_link" text:visited-style-name="Internet_20_link"><text:span text:style-name="Internet_20_link">2</text:span></text:a></text:p>
          <text:p text:style-name="P14"><text:a xlink:type="simple" xlink:href="#__RefHeading__934_585937475" text:style-name="Internet_20_link" text:visited-style-name="Internet_20_link">Dependencies/References<text:tab/></text:a><text:a xlink:type="simple" xlink:href="#__RefHeading__934_585937475" text:style-name="Internet_20_link" text:visited-style-name="Internet_20_link"><text:span text:style-name="Internet_20_link">2</text:span></text:a></text:p>
          <text:p text:style-name="P14"><text:a xlink:type="simple" xlink:href="#__RefHeading__936_585937475" text:style-name="Internet_20_link" text:visited-style-name="Internet_20_link">Valid Types<text:tab/></text:a><text:a xlink:type="simple" xlink:href="#__RefHeading__936_585937475" text:style-name="Internet_20_link" text:visited-style-name="Internet_20_link"><text:span text:style-name="Internet_20_link">2</text:span></text:a></text:p>
          <text:p text:style-name="P14"><text:a xlink:type="simple" xlink:href="#__RefHeading__938_585937475" text:style-name="Internet_20_link" text:visited-style-name="Internet_20_link">Invalid Types<text:tab/></text:a><text:a xlink:type="simple" xlink:href="#__RefHeading__938_585937475" text:style-name="Internet_20_link" text:visited-style-name="Internet_20_link"><text:span text:style-name="Internet_20_link">2</text:span></text:a></text:p>
          <text:p text:style-name="P13"><text:a xlink:type="simple" xlink:href="#__RefHeading__100_585937475" text:style-name="Internet_20_link" text:visited-style-name="Internet_20_link">Changes AssemblyReloader makes to your Assembly<text:tab/></text:a><text:a xlink:type="simple" xlink:href="#__RefHeading__100_585937475" text:style-name="Internet_20_link" text:visited-style-name="Internet_20_link"><text:span text:style-name="Internet_20_link">2</text:span></text:a></text:p>
          <text:p text:style-name="P14"><text:a xlink:type="simple" xlink:href="#__RefHeading__940_585937475" text:style-name="Internet_20_link" text:visited-style-name="Internet_20_link">KSPAddon becomes ReloadableAddonAttribute<text:tab/></text:a><text:a xlink:type="simple" xlink:href="#__RefHeading__940_585937475" text:style-name="Internet_20_link" text:visited-style-name="Internet_20_link"><text:span text:style-name="Internet_20_link">2</text:span></text:a></text:p>
          <text:p text:style-name="P14"><text:a xlink:type="simple" xlink:href="#__RefHeading__942_585937475" text:style-name="Internet_20_link" text:visited-style-name="Internet_20_link">Assembly.CodeBase and Assembly.Location<text:tab/></text:a><text:a xlink:type="simple" xlink:href="#__RefHeading__942_585937475" text:style-name="Internet_20_link" text:visited-style-name="Internet_20_link"><text:span text:style-name="Internet_20_link">3</text:span></text:a></text:p>
          <text:p text:style-name="P14"><text:a xlink:type="simple" xlink:href="#__RefHeading__944_585937475" text:style-name="Internet_20_link" text:visited-style-name="Internet_20_link">GameEvent Interception<text:tab/></text:a><text:a xlink:type="simple" xlink:href="#__RefHeading__944_585937475" text:style-name="Internet_20_link" text:visited-style-name="Internet_20_link"><text:span text:style-name="Internet_20_link">3</text:span></text:a></text:p>
          <text:p text:style-name="P13"><text:a xlink:type="simple" xlink:href="#__RefHeading__522_585937475" text:style-name="Internet_20_link" text:visited-style-name="Internet_20_link">Configuration Options<text:tab/></text:a><text:a xlink:type="simple" xlink:href="#__RefHeading__522_585937475" text:style-name="Internet_20_link" text:visited-style-name="Internet_20_link"><text:span text:style-name="Internet_20_link">3</text:span></text:a></text:p>
          <text:p text:style-name="P14"><text:a xlink:type="simple" xlink:href="#__RefHeading__946_585937475" text:style-name="Internet_20_link" text:visited-style-name="Internet_20_link">Addon Settings<text:tab/></text:a><text:a xlink:type="simple" xlink:href="#__RefHeading__946_585937475" text:style-name="Internet_20_link" text:visited-style-name="Internet_20_link"><text:span text:style-name="Internet_20_link">4</text:span></text:a></text:p>
          <text:p text:style-name="P16"><text:a xlink:type="simple" xlink:href="#__RefHeading__1064_585937475" text:style-name="Internet_20_link" text:visited-style-name="Internet_20_link">KSPAddon.Startup.Instant applies to every scene<text:tab/></text:a><text:a xlink:type="simple" xlink:href="#__RefHeading__1064_585937475" text:style-name="Internet_20_link" text:visited-style-name="Internet_20_link"><text:span text:style-name="Internet_20_link">4</text:span></text:a></text:p>
          <text:p text:style-name="P16"><text:a xlink:type="simple" xlink:href="#__RefHeading__1066_585937475" text:style-name="Internet_20_link" text:visited-style-name="Internet_20_link">Start addons for current scene<text:tab/></text:a><text:a xlink:type="simple" xlink:href="#__RefHeading__1066_585937475" text:style-name="Internet_20_link" text:visited-style-name="Internet_20_link"><text:span text:style-name="Internet_20_link">4</text:span></text:a></text:p>
          <text:p text:style-name="P14"><text:a xlink:type="simple" xlink:href="#__RefHeading__948_585937475" text:style-name="Internet_20_link" text:visited-style-name="Internet_20_link">PartModule Settings<text:tab/></text:a><text:a xlink:type="simple" xlink:href="#__RefHeading__948_585937475" text:style-name="Internet_20_link" text:visited-style-name="Internet_20_link"><text:span text:style-name="Internet_20_link">4</text:span></text:a></text:p>
          <text:p text:style-name="P16"><text:a xlink:type="simple" xlink:href="#__RefHeading__1068_585937475" text:style-name="Internet_20_link" text:visited-style-name="Internet_20_link">Save and reload PartModule ConfigNodes<text:tab/></text:a><text:a xlink:type="simple" xlink:href="#__RefHeading__1068_585937475" text:style-name="Internet_20_link" text:visited-style-name="Internet_20_link"><text:span text:style-name="Internet_20_link">4</text:span></text:a></text:p>
          <text:p text:style-name="P16"><text:a xlink:type="simple" xlink:href="#__RefHeading__1070_585937475" text:style-name="Internet_20_link" text:visited-style-name="Internet_20_link">Reload PartModule instances immediately<text:tab/></text:a><text:a xlink:type="simple" xlink:href="#__RefHeading__1070_585937475" text:style-name="Internet_20_link" text:visited-style-name="Internet_20_link"><text:span text:style-name="Internet_20_link">4</text:span></text:a></text:p>
          <text:p text:style-name="P16"><text:a xlink:type="simple" xlink:href="#__RefHeading__1072_585937475" text:style-name="Internet_20_link" text:visited-style-name="Internet_20_link">Reset PartModule Actions<text:tab/></text:a><text:a xlink:type="simple" xlink:href="#__RefHeading__1072_585937475" text:style-name="Internet_20_link" text:visited-style-name="Internet_20_link"><text:span text:style-name="Internet_20_link">4</text:span></text:a></text:p>
          <text:p text:style-name="P16"><text:a xlink:type="simple" xlink:href="#__RefHeading__1074_585937475" text:style-name="Internet_20_link" text:visited-style-name="Internet_20_link">Reset PartModule Events<text:tab/></text:a><text:a xlink:type="simple" xlink:href="#__RefHeading__1074_585937475" text:style-name="Internet_20_link" text:visited-style-name="Internet_20_link"><text:span text:style-name="Internet_20_link">4</text:span></text:a></text:p>
          <text:p text:style-name="P14"><text:a xlink:type="simple" xlink:href="#__RefHeading__950_585937475" text:style-name="Internet_20_link" text:visited-style-name="Internet_20_link">ScenarioModule Settings<text:tab/></text:a><text:a xlink:type="simple" xlink:href="#__RefHeading__950_585937475" text:style-name="Internet_20_link" text:visited-style-name="Internet_20_link"><text:span text:style-name="Internet_20_link">4</text:span></text:a></text:p>
          <text:p text:style-name="P16"><text:a xlink:type="simple" xlink:href="#__RefHeading__1076_585937475" text:style-name="Internet_20_link" text:visited-style-name="Internet_20_link">Reload ScenarioModules immediately<text:tab/></text:a><text:a xlink:type="simple" xlink:href="#__RefHeading__1076_585937475" text:style-name="Internet_20_link" text:visited-style-name="Internet_20_link"><text:span text:style-name="Internet_20_link">5</text:span></text:a></text:p>
          <text:p text:style-name="P16"><text:a xlink:type="simple" xlink:href="#__RefHeading__1078_585937475" text:style-name="Internet_20_link" text:visited-style-name="Internet_20_link">Save ScenarioModules before destruction<text:tab/></text:a><text:a xlink:type="simple" xlink:href="#__RefHeading__1078_585937475" text:style-name="Internet_20_link" text:visited-style-name="Internet_20_link"><text:span text:style-name="Internet_20_link">5</text:span></text:a></text:p>
          <text:p text:style-name="P14"><text:a xlink:type="simple" xlink:href="#__RefHeading__952_585937475" text:style-name="Internet_20_link" text:visited-style-name="Internet_20_link">VesselModule Settings<text:tab/></text:a><text:a xlink:type="simple" xlink:href="#__RefHeading__952_585937475" text:style-name="Internet_20_link" text:visited-style-name="Internet_20_link"><text:span text:style-name="Internet_20_link">5</text:span></text:a></text:p>
          <text:p text:style-name="P16"><text:a xlink:type="simple" xlink:href="#__RefHeading__1080_585937475" text:style-name="Internet_20_link" text:visited-style-name="Internet_20_link">Create VesselModule instances immediately<text:tab/></text:a><text:a xlink:type="simple" xlink:href="#__RefHeading__1080_585937475" text:style-name="Internet_20_link" text:visited-style-name="Internet_20_link"><text:span text:style-name="Internet_20_link">5</text:span></text:a></text:p>
          <text:p text:style-name="P14"><text:a xlink:type="simple" xlink:href="#__RefHeading__954_585937475" text:style-name="Internet_20_link" text:visited-style-name="Internet_20_link">Weaver Settings<text:tab/></text:a><text:a xlink:type="simple" xlink:href="#__RefHeading__954_585937475" text:style-name="Internet_20_link" text:visited-style-name="Internet_20_link"><text:span text:style-name="Internet_20_link">5</text:span></text:a></text:p>
          <text:p text:style-name="P16"><text:a xlink:type="simple" xlink:href="#__RefHeading__1082_585937475" text:style-name="Internet_20_link" text:visited-style-name="Internet_20_link">Write patched assembly to Disk<text:tab/></text:a><text:a xlink:type="simple" xlink:href="#__RefHeading__1082_585937475" text:style-name="Internet_20_link" text:visited-style-name="Internet_20_link"><text:span text:style-name="Internet_20_link">5</text:span></text:a></text:p>
          <text:p text:style-name="P16"><text:a xlink:type="simple" xlink:href="#__RefHeading__1084_585937475" text:style-name="Internet_20_link" text:visited-style-name="Internet_20_link">Intercept GameEvents<text:tab/></text:a><text:a xlink:type="simple" xlink:href="#__RefHeading__1084_585937475" text:style-name="Internet_20_link" text:visited-style-name="Internet_20_link"><text:span text:style-name="Internet_20_link">5</text:span></text:a></text:p>
          <text:p text:style-name="P16"><text:a xlink:type="simple" xlink:href="#__RefHeading__1086_585937475" text:style-name="Internet_20_link" text:visited-style-name="Internet_20_link">DontInlineMethodsThatCallGameEvents<text:tab/></text:a><text:a xlink:type="simple" xlink:href="#__RefHeading__1086_585937475" text:style-name="Internet_20_link" text:visited-style-name="Internet_20_link"><text:span text:style-name="Internet_20_link">5</text:span></text:a></text:p>
          <text:p text:style-name="P13"><text:a xlink:type="simple" xlink:href="#__RefHeading__524_585937475" text:style-name="Internet_20_link" text:visited-style-name="Internet_20_link">Usage<text:tab/></text:a><text:a xlink:type="simple" xlink:href="#__RefHeading__524_585937475" text:style-name="Internet_20_link" text:visited-style-name="Internet_20_link"><text:span text:style-name="Internet_20_link">5</text:span></text:a></text:p>
          <text:p text:style-name="P14"><text:a xlink:type="simple" xlink:href="#__RefHeading__956_585937475" text:style-name="Internet_20_link" text:visited-style-name="Internet_20_link">Basic<text:tab/></text:a><text:a xlink:type="simple" xlink:href="#__RefHeading__956_585937475" text:style-name="Internet_20_link" text:visited-style-name="Internet_20_link"><text:span text:style-name="Internet_20_link">5</text:span></text:a></text:p>
          <text:p text:style-name="P14"><text:a xlink:type="simple" xlink:href="#__RefHeading__958_585937475" text:style-name="Internet_20_link" text:visited-style-name="Internet_20_link">Cleanup<text:tab/></text:a><text:a xlink:type="simple" xlink:href="#__RefHeading__958_585937475" text:style-name="Internet_20_link" text:visited-style-name="Internet_20_link"><text:span text:style-name="Internet_20_link">6</text:span></text:a></text:p>
          <text:p text:style-name="P16"><text:a xlink:type="simple" xlink:href="#__RefHeading__1088_585937475" text:style-name="Internet_20_link" text:visited-style-name="Internet_20_link">Objects your plugin is responsible for<text:tab/></text:a><text:a xlink:type="simple" xlink:href="#__RefHeading__1088_585937475" text:style-name="Internet_20_link" text:visited-style-name="Internet_20_link"><text:span text:style-name="Internet_20_link">6</text:span></text:a></text:p>
          <text:p text:style-name="P16"><text:a xlink:type="simple" xlink:href="#__RefHeading__1090_585937475" text:style-name="Internet_20_link" text:visited-style-name="Internet_20_link">Other Notes<text:tab/></text:a><text:a xlink:type="simple" xlink:href="#__RefHeading__1090_585937475" text:style-name="Internet_20_link" text:visited-style-name="Internet_20_link"><text:span text:style-name="Internet_20_link">7</text:span></text:a></text:p>
        </text:index-body>
      </text:table-of-content>
      <text:p text:style-name="Standard"/>
      <text:h text:style-name="Heading_20_1" text:outline-level="1"><text:bookmark-start text:name="__RefHeading__518_585937475"/>General Overview<text:bookmark-end text:name="__RefHeading__518_585937475"/></text:h>
      <text:p text:style-name="Standard"/>
      <text:p text:style-name="Standard"><text:tab/>The name is a bit of a nisnomer. Assemblies aren't actually “reloaded” per se; each time you “reload” the plugin a new copy will be put into memory. This tool generally tweaks the lists of types that KSP uses to find and initialize objects, plus a little logic to make in-place swaps to avoid having to change scenes or reload a save to begin using the new objects. There are some specific tweaks that you might need to be aware of which are described in <text:bookmark-ref text:reference-format="text" text:ref-name="__RefHeading__100_585937475">Changes AssemblyReloader makes to your Assembly</text:bookmark-ref>.</text:p>
      <text:p text:style-name="Standard"/>
      <text:h text:style-name="Heading_20_1" text:outline-level="1"><text:bookmark-start text:name="__RefHeading__520_585937475"/><text:soft-page-break/>Requirements<text:bookmark-end text:name="__RefHeading__520_585937475"/></text:h>
      <text:h text:style-name="Heading_20_2" text:outline-level="2"><text:bookmark-start text:name="__RefHeading__934_585937475"/>Dependencies/References<text:bookmark-end text:name="__RefHeading__934_585937475"/></text:h>
      <text:p text:style-name="Standard">Your plugin cannot be a dependency of any other loaded plugin, nor can it have a dependency on another reloadable plugin.</text:p>
      <text:h text:style-name="Heading_20_2" text:outline-level="2"><text:bookmark-start text:name="__RefHeading__936_585937475"/>Valid Types<text:bookmark-end text:name="__RefHeading__936_585937475"/></text:h>
      <text:p text:style-name="Standard">Your plugin can contain derivations of the following types:</text:p>
      <text:list xml:id="list4675632499119292735" text:style-name="L2">
        <text:list-item>
          <text:p text:style-name="P6">MonoBehaviour with [KSPAddon]</text:p>
        </text:list-item>
        <text:list-item>
          <text:p text:style-name="P6">PartModule</text:p>
        </text:list-item>
        <text:list-item>
          <text:p text:style-name="P6">ScenarioModule</text:p>
        </text:list-item>
        <text:list-item>
          <text:p text:style-name="P6">VesselModule</text:p>
        </text:list-item>
      </text:list>
      <text:p text:style-name="Standard"/>
      <text:p text:style-name="Standard">It can also contain regular MonoBehaviours and other types that KSP doesn't “magically load” – but you will be responsible for any cleanup if your plugin creates them. See [section about destruction]</text:p>
      <text:p text:style-name="Standard"/>
      <text:h text:style-name="Heading_20_2" text:outline-level="2"><text:bookmark-start text:name="__RefHeading__938_585937475"/>Invalid Types<text:bookmark-end text:name="__RefHeading__938_585937475"/></text:h>
      <text:p text:style-name="Standard">Your plugin must not contain any derivations of the following types:</text:p>
      <text:list xml:id="list8032543744572162582" text:style-name="L1">
        <text:list-item>
          <text:p text:style-name="P3">Part</text:p>
        </text:list-item>
        <text:list-item>
          <text:p text:style-name="P3">ScienceExperiment (not the PartModule)</text:p>
        </text:list-item>
        <text:list-item>
          <text:p text:style-name="P3">Contracts.ContractPredicate</text:p>
        </text:list-item>
        <text:list-item>
          <text:p text:style-name="P3">Contracts.IContractParameterHost</text:p>
        </text:list-item>
        <text:list-item>
          <text:p text:style-name="P3">Contracts.Agents.Agent</text:p>
        </text:list-item>
        <text:list-item>
          <text:p text:style-name="P3">Contracts.Agents.AgentMentality</text:p>
        </text:list-item>
        <text:list-item>
          <text:p text:style-name="P3">Experience.ExperienceEffect</text:p>
        </text:list-item>
        <text:list-item>
          <text:p text:style-name="P3">Experience.ExperienceTrait</text:p>
        </text:list-item>
        <text:list-item>
          <text:p text:style-name="P3">Strategies.Strategy</text:p>
        </text:list-item>
        <text:list-item>
          <text:p text:style-name="P3">Strategies.StrategyEffect</text:p>
        </text:list-item>
      </text:list>
      <text:p text:style-name="Standard"/>
      <text:p text:style-name="Standard"><text:tab/>This is because each of these will likely require some custom code in AssemblyReloader that doesn't exist yet. If an unsupported type is found in your plugin, you will see a popup message warning you that the assembly could not be loaded.</text:p>
      <text:p text:style-name="Standard"/>
      <text:h text:style-name="Heading_20_1" text:outline-level="1"><text:bookmark-start text:name="__RefHeading__100_585937475"/>Changes AssemblyReloader makes to your Assembly<text:bookmark-end text:name="__RefHeading__100_585937475"/></text:h>
      <text:p text:style-name="Standard">To make some things possible, AssemblyReloader will rewrite some sections of your plugin.</text:p>
      <text:p text:style-name="Standard"/>
      <text:h text:style-name="Heading_20_2" text:outline-level="2"><text:bookmark-start text:name="__RefHeading__940_585937475"/>KSPAddon becomes ReloadableAddonAttribute<text:bookmark-end text:name="__RefHeading__940_585937475"/></text:h>
      <text:p text:style-name="P1"><text:tab/>ReloadableAddonAttribute<text:span text:style-name="T16"> is used to prevent the AddonLoader from initializing addons from your plugin. Instead, AssemblyReloader will be creating them due to technical and future vision reasons. For the most part this will be invisible to you and nothing to be concerned with. However, if your code uses </text:span>KSPAddon<text:span text:style-name="T16"> directly in some way – to identify other versions of a plugin, for example – it </text:span><text:soft-page-break/><text:span text:style-name="T16">may not work as expected because your reference to KSPAddon will be replaced. </text:span></text:p>
      <text:p text:style-name="P1"><text:span text:style-name="T16"><text:tab/>I should also mention that calls to </text:span>AddonLoader.StartAddons<text:span text:style-name="T16"> that would normally start an addon from your plugin will fail, again because the AddonLoader will not be able to identify which types those are. </text:span></text:p>
      <text:h text:style-name="Heading_20_2" text:outline-level="2"><text:bookmark-start text:name="__RefHeading__942_585937475"/><text:span text:style-name="T16">Assembly.CodeBase and Assembly.Location</text:span><text:bookmark-end text:name="__RefHeading__942_585937475"/></text:h>
      <text:p text:style-name="Standard"><text:span text:style-name="T1"/></text:p>
      <text:p text:style-name="P10"><text:span text:style-name="T3"><text:tab/>Reloadable plugins are loaded using a byte array in memory instead of a physical location on disk so these two calls will not return what you might expect when performed on your assembly. To correct this, AssemblyReloader will intercept calls to these inside your plugin and return the correct result. </text:span></text:p>
      <text:p text:style-name="P10"><text:span text:style-name="T3"/></text:p>
      <text:p text:style-name="P10"><text:span text:style-name="T3"><text:tab/>In your own plugin this should be completely invisible to you but there are some consequences. If another loaded assembly, reloadable or not, tries to refer to these properties, you'll get the unintercepted result—CodeBase will return the location of AssemblyReloader and Location will be empty. The most likely time (and as an example) you'll come across this is when you have ModuleManager installed and loading hangs with the following exception:</text:span></text:p>
      <text:p text:style-name="P10"><text:span text:style-name="T3"/></text:p>
      <text:p text:style-name="P12"><text:span text:style-name="T3">[Exception]: ArgumentException: The specified path is not of a legal form (empty).<text:line-break/>System.IO.Path.InsecureGetFullPath (System.String path)<text:line-break/>System.IO.Path.GetFullPath (System.String path)<text:line-break/>System.Diagnostics.FileVersionInfo.GetVersionInfo (System.String fileName)<text:line-break/>ModuleManager.MMPatchLoader.PrePatchInit ()<text:line-break/>ModuleManager.MMPatchLoader+&lt;ProcessPatch&gt;c__Iterator0.MoveNext ()</text:span></text:p>
      <text:p text:style-name="P10"><text:span text:style-name="T3"/></text:p>
      <text:p text:style-name="P10"><text:span text:style-name="T3">The line which causes it:</text:span></text:p>
      <text:p text:style-name="P12"><text:span text:style-name="T3">FileVersionInfo fileVersionInfo = FileVersionInfo.GetVersionInfo(mod.assembly.Location); </text:span></text:p>
      <text:p text:style-name="P12"><text:span text:style-name="T3"/></text:p>
      <text:p text:style-name="P10"><text:span text:style-name="T3">Hopefully it's apparent why this is an issue – mod.assembly.Location is empty for a reloadable plugin and therefore not a legal path form. You'll have to make a slight change to get MM to work here.</text:span></text:p>
      <text:p text:style-name="P10"><text:span text:style-name="T3"/></text:p>
      <text:h text:style-name="Heading_20_2" text:outline-level="2"><text:bookmark-start text:name="__RefHeading__944_585937475"/><text:span text:style-name="T3">GameEvent Interception</text:span><text:bookmark-end text:name="__RefHeading__944_585937475"/></text:h>
      <text:p text:style-name="P10"><text:span text:style-name="T3"/></text:p>
      <text:p text:style-name="P10"><text:span text:style-name="T3"><text:tab/>If you subscribe to an event, you must always remember to unsubscribe or the event publisher can keep your object from being garbage collected. By default, AssemblyReloader will look for event subscriptions to types of the form </text:span><text:span text:style-name="T4">EventVoid, EventData&lt;T&gt;, EventData&lt;T, U&gt;, and EventData&lt;T, U, V&gt;</text:span><text:span text:style-name="T6"> which are defined by GameEvents. Those calls will be intercepted and dispatched to a GameEvent proxy which will then register/unregister the event for you. This is done to keep track of any lingering callbacks that you might have forgotten to remove. If you reload a plugin and it leaves a callback behind, a warning will be printed to the debug log and the callback will be removed for you.</text:span></text:p>
      <text:p text:style-name="P10"><text:span text:style-name="T6"/></text:p>
      <text:h text:style-name="Heading_20_1" text:outline-level="1"><text:bookmark-start text:name="__RefHeading__522_585937475"/><text:span text:style-name="T6">Configuration Options</text:span><text:bookmark-end text:name="__RefHeading__522_585937475"/></text:h>
      <text:p text:style-name="P10"><text:span text:style-name="T6"/></text:p>
      <text:h text:style-name="Heading_20_2" text:outline-level="2"><text:bookmark-start text:name="__RefHeading__946_585937475"/><text:soft-page-break/><text:span text:style-name="T6">Addon Settings</text:span><text:bookmark-end text:name="__RefHeading__946_585937475"/></text:h>
      <text:p text:style-name="P10"><text:span text:style-name="T6"/></text:p>
      <text:h text:style-name="Heading_20_3" text:outline-level="3"><text:bookmark-start text:name="__RefHeading__1064_585937475"/><text:span text:style-name="T6">KSPAddon.Startup.Instant applies to every scene</text:span><text:bookmark-end text:name="__RefHeading__1064_585937475"/></text:h>
      <text:p text:style-name="P10"><text:span text:style-name="T6"/></text:p>
      <text:p text:style-name="P10"><text:span text:style-name="T6"><text:tab/>AddonLoader loads KSPAddons marked with Startup.Instant at two times: immediately after the game starts, just after plugins have been loaded, and right before GameDatabase reloads. Most of the time these are onceOnly addons (although a bug causes them to be re-instantiated before GD reloads, ignoring the flag).</text:span></text:p>
      <text:p text:style-name="P10"><text:span text:style-name="T6"><text:tab/>This option will cause </text:span><text:span text:style-name="T4">every</text:span><text:span text:style-name="T6"> scene to be a valid scene for Startup.Instant. If your plugin contains a onceOnly addon that's meant to start immediately after the game begins, you probably want to have this option enabled else it will never be created.</text:span></text:p>
      <text:p text:style-name="P10"><text:span text:style-name="T6"/></text:p>
      <text:h text:style-name="Heading_20_3" text:outline-level="3"><text:bookmark-start text:name="__RefHeading__1066_585937475"/><text:span text:style-name="T6">Start addons for current scene</text:span><text:bookmark-end text:name="__RefHeading__1066_585937475"/></text:h>
      <text:p text:style-name="P10"><text:span text:style-name="T6"/></text:p>
      <text:p text:style-name="P10"><text:span text:style-name="T6"><text:tab/>If enabled, addons valid for the current scene will be created right away after a reload. Otherwise, you'll need to change scenes or reload the game.</text:span></text:p>
      <text:h text:style-name="Heading_20_2" text:outline-level="2"><text:bookmark-start text:name="__RefHeading__948_585937475"/><text:span text:style-name="T6">PartModule Settings</text:span><text:bookmark-end text:name="__RefHeading__948_585937475"/></text:h>
      <text:p text:style-name="P10"><text:span text:style-name="T6"/></text:p>
      <text:h text:style-name="Heading_20_3" text:outline-level="3"><text:bookmark-start text:name="__RefHeading__1068_585937475"/><text:span text:style-name="T6">Save and reload PartModule ConfigNodes</text:span><text:bookmark-end text:name="__RefHeading__1068_585937475"/></text:h>
      <text:p text:style-name="P10"><text:span text:style-name="T6"><text:tab/>Just before destroying a PartModule, its OnSave will be called to generate a ConfigNode to be used for the next instance. If disabled, the original ConfigNode defined inside its cfg will be used instead.</text:span></text:p>
      <text:p text:style-name="P10"><text:span text:style-name="T6"/></text:p>
      <text:h text:style-name="Heading_20_3" text:outline-level="3"><text:bookmark-start text:name="__RefHeading__1070_585937475"/><text:span text:style-name="T6">Reload PartModule instances immediately</text:span><text:bookmark-end text:name="__RefHeading__1070_585937475"/></text:h>
      <text:p text:style-name="P10"><text:span text:style-name="T6"><text:tab/>PartModules will be swapped in-scene as soon as the plugin finishes reloading.</text:span></text:p>
      <text:p text:style-name="P10"><text:span text:style-name="T6"/></text:p>
      <text:h text:style-name="Heading_20_3" text:outline-level="3"><text:bookmark-start text:name="__RefHeading__1072_585937475"/><text:span text:style-name="T6">Reset PartModule Actions</text:span><text:bookmark-end text:name="__RefHeading__1072_585937475"/></text:h>
      <text:p text:style-name="P10"><text:span text:style-name="T6"><text:tab/>Existing ConfigNode data for PartModule Actions will be wiped and recreated.</text:span></text:p>
      <text:p text:style-name="P10"><text:span text:style-name="T6"/></text:p>
      <text:h text:style-name="Heading_20_3" text:outline-level="3"><text:bookmark-start text:name="__RefHeading__1074_585937475"/><text:span text:style-name="T6">Reset PartModule Events</text:span><text:bookmark-end text:name="__RefHeading__1074_585937475"/></text:h>
      <text:p text:style-name="P10"><text:span text:style-name="T6"><text:tab/>Existing ConfigNode data for PartModule Events will be wiped and recreated.</text:span></text:p>
      <text:p text:style-name="P10"><text:span text:style-name="T6"/></text:p>
      <text:h text:style-name="Heading_20_2" text:outline-level="2"><text:bookmark-start text:name="__RefHeading__950_585937475"/><text:span text:style-name="T6">ScenarioModule Settings</text:span><text:bookmark-end text:name="__RefHeading__950_585937475"/></text:h>
      <text:p text:style-name="P10"><text:span text:style-name="T6"/></text:p>
      <text:h text:style-name="Heading_20_3" text:outline-level="3"><text:bookmark-start text:name="__RefHeading__1076_585937475"/><text:soft-page-break/><text:span text:style-name="T6">Reload ScenarioModules immediately</text:span><text:bookmark-end text:name="__RefHeading__1076_585937475"/></text:h>
      <text:p text:style-name="P10"><text:span text:style-name="T6"><text:tab/>ScenarioModules will be recreated for the current scene as soon as the plugin finishes reloading.</text:span></text:p>
      <text:p text:style-name="P10"><text:span text:style-name="T6"/></text:p>
      <text:h text:style-name="Heading_20_3" text:outline-level="3"><text:bookmark-start text:name="__RefHeading__1078_585937475"/><text:span text:style-name="T6">Save ScenarioModules before destruction</text:span><text:bookmark-end text:name="__RefHeading__1078_585937475"/></text:h>
      <text:p text:style-name="P10"><text:span text:style-name="T6"><text:tab/>Before a ScenarioModule is destroyed, its OnSave will be called to create a new ConfigNode that will be used to load the next instance. If disabled, the ConfigNode originally used to create the current instance will be used instead.</text:span></text:p>
      <text:h text:style-name="Heading_20_2" text:outline-level="2"><text:bookmark-start text:name="__RefHeading__952_585937475"/><text:span text:style-name="T6">VesselModule Settings</text:span><text:bookmark-end text:name="__RefHeading__952_585937475"/></text:h>
      <text:p text:style-name="P10"><text:span text:style-name="T6"/></text:p>
      <text:h text:style-name="Heading_20_3" text:outline-level="3"><text:bookmark-start text:name="__RefHeading__1080_585937475"/><text:span text:style-name="T6">Create VesselModule instances immediately</text:span><text:bookmark-end text:name="__RefHeading__1080_585937475"/></text:h>
      <text:p text:style-name="P10"><text:span text:style-name="T6"><text:tab/>VesselModules will be created in-scene as soon as the loaders have finished. If disabled, a scene change or save reload will be required.</text:span></text:p>
      <text:h text:style-name="Heading_20_2" text:outline-level="2"><text:bookmark-start text:name="__RefHeading__954_585937475"/><text:span text:style-name="T6">Weaver Settings</text:span><text:bookmark-end text:name="__RefHeading__954_585937475"/></text:h>
      <text:p text:style-name="P10"><text:span text:style-name="T6"/></text:p>
      <text:h text:style-name="Heading_20_3" text:outline-level="3"><text:bookmark-start text:name="__RefHeading__1082_585937475"/><text:span text:style-name="T6">Write patched assembly to Disk</text:span><text:bookmark-end text:name="__RefHeading__1082_585937475"/></text:h>
      <text:p text:style-name="P10"><text:span text:style-name="T6"><text:tab/>The weaved plugin (as loaded by AssemblyReloader) will be saved to disk with the extension “patch”. </text:span></text:p>
      <text:p text:style-name="P10"><text:span text:style-name="T6"/></text:p>
      <text:h text:style-name="Heading_20_3" text:outline-level="3"><text:bookmark-start text:name="__RefHeading__1084_585937475"/><text:span text:style-name="T6">Intercept GameEvents</text:span><text:bookmark-end text:name="__RefHeading__1084_585937475"/></text:h>
      <text:p text:style-name="P10"><text:span text:style-name="T6"><text:tab/>If enabled, Add/Remove from EventVoid and EventData&lt;T, U?, V?&gt; types will be intercepted and tracked. If a plugin is reloaded and an event subscription still exists, AssemblyReloader will remove the subscription automatically. Otherwise they will be left as they are.</text:span></text:p>
      <text:p text:style-name="P10"><text:span text:style-name="T6"/></text:p>
      <text:h text:style-name="Heading_20_3" text:outline-level="3"><text:bookmark-start text:name="__RefHeading__1086_585937475"/><text:span text:style-name="T6">DontInlineMethodsThatCallGameEvents</text:span><text:bookmark-end text:name="__RefHeading__1086_585937475"/></text:h>
      <text:p text:style-name="Text_20_body"><text:span text:style-name="T6"><text:tab/>Prevents methods that make GameEvent registrations from being inlined by the JIT compiler. This allows AssemblyReloader to print more accurate messages describing where the unregistered event was registered from.</text:span></text:p>
      <text:p text:style-name="Text_20_body"><text:span text:style-name="T6"/></text:p>
      <text:h text:style-name="Heading_20_1" text:outline-level="1"><text:bookmark-start text:name="__RefHeading__524_585937475"/><text:span text:style-name="T6">Usage</text:span><text:bookmark-end text:name="__RefHeading__524_585937475"/></text:h>
      <text:h text:style-name="Heading_20_2" text:outline-level="2"><text:bookmark-start text:name="__RefHeading__956_585937475"/><text:span text:style-name="T6">Basic</text:span><text:bookmark-end text:name="__RefHeading__956_585937475"/></text:h>
      <text:p text:style-name="Text_20_body"><text:span text:style-name="T6"><text:tab/>Compile your plugin and put it into GameData as usual. Rename its extension to .</text:span><text:span text:style-name="T7">reloadable</text:span><text:span text:style-name="T8">. For example, if I were writing Foo.dll, I'd rename it to </text:span><text:span text:style-name="T7">Foo.reloadable</text:span><text:span text:style-name="T8"> and put it under GameData in the same place I'd put the unchanged DLL.</text:span></text:p>
      <text:p text:style-name="Text_20_body"><text:soft-page-break/><text:span text:style-name="T8"/></text:p>
      <text:p text:style-name="Text_20_body"><text:span text:style-name="T8"><text:tab/>Note that this file will </text:span><text:span text:style-name="T7">not be locked</text:span><text:span text:style-name="T8"> while KSP runs. You can </text:span><text:span text:style-name="T7">overwrite</text:span><text:span text:style-name="T8"> it, and will need to every time you have a new version of it to load. I use a custom build event script to do this the way I prefer but all that matters is that new versions get put in the same place, with the same name, overwriting the previous version. You'll need to have your </text:span><text:span text:style-name="T7">.reloadable</text:span><text:span text:style-name="T8"> assembly in place before starting KSP.</text:span></text:p>
      <text:p text:style-name="P2"><text:span text:style-name="T8"><text:tab/>Debug symbols </text:span><text:span text:style-name="T7">are supported</text:span><text:span text:style-name="T8"> – just place the mdb alongside the .reloadable, e.g. MyPlugin.reloadable would have an associated MyPlugin.reloadable.mdb. Please note that a technical limitation requires AssemblyReloader to write the patched assembly to disk before loading it. The temporary files (dll and mdb) used to do this will be created at whatever location </text:span><text:span text:style-name="T7">System.Path.GetTempFileName() </text:span><text:span text:style-name="T8"><text:s/>returns which on windows is the current user's temp folder + a random filename ending with .tmp. The files are deleted as soon as they are used.</text:span></text:p>
      <text:h text:style-name="Heading_20_2" text:outline-level="2"><text:bookmark-start text:name="__RefHeading__958_585937475"/><text:span text:style-name="T8">Cleanup</text:span><text:bookmark-end text:name="__RefHeading__958_585937475"/></text:h>
      <text:h text:style-name="Heading_20_3" text:outline-level="3"><text:bookmark-start text:name="__RefHeading__1088_585937475"/><text:span text:style-name="T8">Objects your plugin is responsible for</text:span><text:bookmark-end text:name="__RefHeading__1088_585937475"/></text:h>
      <text:p text:style-name="Text_20_body"><text:span text:style-name="T8"><text:tab/>AssemblyReloader is very specific about what it destroys. As a rule of thumb, it will destroy only exactly what it has created and can be certain needs removing. As an example, consider this small plugin:</text:span></text:p>
      <text:p text:style-name="Standard"><text:span text:style-name="T2">[</text:span><text:span text:style-name="T15">KSPAddon</text:span><text:span text:style-name="T2">(</text:span><text:span text:style-name="T15">KSPAddon</text:span><text:span text:style-name="T2">.</text:span><text:span text:style-name="T15">Startup</text:span><text:span text:style-name="T2">.Flight, </text:span><text:span text:style-name="T12">false</text:span><text:span text:style-name="T2">)]</text:span></text:p>
      <text:p text:style-name="P4"><text:span text:style-name="T11">public</text:span><text:span text:style-name="T1"> </text:span><text:span text:style-name="T11">class</text:span><text:span text:style-name="T1"> </text:span><text:span text:style-name="T14">HelloWorld</text:span><text:span text:style-name="T1"> : </text:span><text:span text:style-name="T14">MonoBehaviour</text:span></text:p>
      <text:p text:style-name="P5">{</text:p>
      <text:p text:style-name="P4"><text:span text:style-name="T1"><text:s text:c="4"/></text:span><text:span text:style-name="T11">private</text:span><text:span text:style-name="T1"> </text:span><text:span text:style-name="T11">class</text:span><text:span text:style-name="T1"> </text:span><text:span text:style-name="T14">HelloWorldCompanion</text:span><text:span text:style-name="T1"> : </text:span><text:span text:style-name="T14">MonoBehaviour</text:span></text:p>
      <text:p text:style-name="P5"><text:s text:c="4"/>{</text:p>
      <text:p text:style-name="P4"><text:span text:style-name="T1"><text:s text:c="8"/></text:span><text:span text:style-name="T11">private</text:span><text:span text:style-name="T1"> </text:span><text:span text:style-name="T11">void</text:span><text:span text:style-name="T1"> Start()</text:span></text:p>
      <text:p text:style-name="P5"><text:s text:c="8"/>{</text:p>
      <text:p text:style-name="P4"><text:span text:style-name="T1"><text:s text:c="12"/>print(</text:span><text:span text:style-name="T17">"Companion says hi!"</text:span><text:span text:style-name="T1">);</text:span></text:p>
      <text:p text:style-name="P5"><text:s text:c="8"/>}</text:p>
      <text:p text:style-name="P5"><text:s text:c="4"/>}</text:p>
      <text:p text:style-name="P5"/>
      <text:p text:style-name="P4"><text:span text:style-name="T1"><text:s text:c="4"/></text:span><text:span text:style-name="T11">private</text:span><text:span text:style-name="T1"> </text:span><text:span text:style-name="T11">void</text:span><text:span text:style-name="T1"> Start()</text:span></text:p>
      <text:p text:style-name="P5"><text:s text:c="4"/>{</text:p>
      <text:p text:style-name="P4"><text:span text:style-name="T1"><text:s text:c="8"/>print(</text:span><text:span text:style-name="T17">"Hello world!"</text:span><text:span text:style-name="T1">);</text:span></text:p>
      <text:p text:style-name="P4"><text:span text:style-name="T1"><text:s text:c="8"/>gameObject.AddComponent&lt;</text:span><text:span text:style-name="T14">HelloWorld</text:span><text:span text:style-name="T1">&gt;();</text:span></text:p>
      <text:p text:style-name="P5"><text:s text:c="4"/>}</text:p>
      <text:p text:style-name="P4"><text:span text:style-name="T1">}</text:span></text:p>
      <text:p text:style-name="P4"><text:span text:style-name="T1"/></text:p>
      <text:p text:style-name="P11"><text:span text:style-name="T8">When the plugin that defines this addon is reloaded, the </text:span><text:span text:style-name="T5">MonoBehaviour</text:span><text:span text:style-name="T8"> HelloWorld will be destroyed. The GameObject will continue to exist – as will HelloWorldCompanion. This is better:</text:span></text:p>
      <text:p text:style-name="P4"><text:span text:style-name="T2"/></text:p>
      <text:p text:style-name="P4"><text:span text:style-name="T2">[</text:span><text:span text:style-name="T15">KSPAddon</text:span><text:span text:style-name="T2">(</text:span><text:span text:style-name="T15">KSPAddon</text:span><text:span text:style-name="T2">.</text:span><text:span text:style-name="T15">Startup</text:span><text:span text:style-name="T2">.Flight, </text:span><text:span text:style-name="T12">false</text:span><text:span text:style-name="T2">)]</text:span></text:p>
      <text:p text:style-name="P4"><text:span text:style-name="T11">public</text:span><text:span text:style-name="T1"> </text:span><text:span text:style-name="T11">class</text:span><text:span text:style-name="T1"> </text:span><text:span text:style-name="T14">HelloWorld</text:span><text:span text:style-name="T1"> : </text:span><text:span text:style-name="T14">MonoBehaviour</text:span></text:p>
      <text:p text:style-name="P5">{</text:p>
      <text:p text:style-name="P4"><text:span text:style-name="T1"><text:s text:c="4"/></text:span><text:span text:style-name="T11">private</text:span><text:span text:style-name="T1"> </text:span><text:span text:style-name="T11">class</text:span><text:span text:style-name="T1"> </text:span><text:span text:style-name="T14">HelloWorldCompanion</text:span><text:span text:style-name="T1"> : </text:span><text:span text:style-name="T14">MonoBehaviour</text:span></text:p>
      <text:p text:style-name="P5"><text:s text:c="4"/>{</text:p>
      <text:p text:style-name="P4"><text:span text:style-name="T1"><text:s text:c="8"/></text:span><text:span text:style-name="T11">private</text:span><text:span text:style-name="T1"> </text:span><text:span text:style-name="T11">void</text:span><text:span text:style-name="T1"> Start()</text:span></text:p>
      <text:p text:style-name="P5"><text:s text:c="8"/>{</text:p>
      <text:p text:style-name="P4"><text:span text:style-name="T1"><text:s text:c="12"/>print(</text:span><text:span text:style-name="T17">"Companion says hi!"</text:span><text:span text:style-name="T1">);</text:span></text:p>
      <text:p text:style-name="P5"><text:s text:c="8"/>}</text:p>
      <text:p text:style-name="P5"><text:s text:c="4"/>}</text:p>
      <text:p text:style-name="P5"/>
      <text:p text:style-name="P4"><text:span text:style-name="T1"><text:s text:c="4"/></text:span><text:span text:style-name="T11">private</text:span><text:span text:style-name="T1"> </text:span><text:span text:style-name="T11">void</text:span><text:span text:style-name="T1"> Start()</text:span></text:p>
      <text:p text:style-name="P5"><text:soft-page-break/><text:s text:c="4"/>{</text:p>
      <text:p text:style-name="P4"><text:span text:style-name="T1"><text:s text:c="8"/>print(</text:span><text:span text:style-name="T17">"Hello world!"</text:span><text:span text:style-name="T1">);</text:span></text:p>
      <text:p text:style-name="P4"><text:span text:style-name="T1"><text:s text:c="8"/>gameObject.AddComponent&lt;</text:span><text:span text:style-name="T14">HelloWorld</text:span><text:span text:style-name="T1">&gt;();</text:span></text:p>
      <text:p text:style-name="P5"><text:s text:c="4"/>}</text:p>
      <text:p text:style-name="P5"/>
      <text:p text:style-name="P4"><text:span text:style-name="T1"><text:s text:c="4"/></text:span><text:span text:style-name="T11">private</text:span><text:span text:style-name="T1"> </text:span><text:span text:style-name="T11">void</text:span><text:span text:style-name="T1"> OnDestroy()</text:span></text:p>
      <text:p text:style-name="P5"><text:s text:c="4"/>{</text:p>
      <text:p text:style-name="P4"><text:span text:style-name="T1"><text:s text:c="8"/>Destroy(GetComponent&lt;</text:span><text:span text:style-name="T14">HelloWorldCompanion</text:span><text:span text:style-name="T1">&gt;());</text:span></text:p>
      <text:p text:style-name="P5"><text:s text:c="4"/>}</text:p>
      <text:p text:style-name="P4"><text:span text:style-name="T1">}</text:span></text:p>
      <text:p text:style-name="P4"><text:span text:style-name="T2"/></text:p>
      <text:p text:style-name="P11"><text:span text:style-name="T8">It's a bit contrived, but you get the picture: the plugin created HelloWorldCompanion so it falls to the plugin to destroy it. But the GameObject will continue existing here – AssemblyReloader can't destroy it because there's no way to know what else might be referencing it or its Transform even should all MonoBehaviours and children GOs get detached. This is optimal:</text:span></text:p>
      <text:p text:style-name="P4"><text:span text:style-name="T2"/></text:p>
      <text:p text:style-name="P4"><text:span text:style-name="T2">[</text:span><text:span text:style-name="T15">KSPAddon</text:span><text:span text:style-name="T2">(</text:span><text:span text:style-name="T15">KSPAddon</text:span><text:span text:style-name="T2">.</text:span><text:span text:style-name="T15">Startup</text:span><text:span text:style-name="T2">.Flight, </text:span><text:span text:style-name="T12">false</text:span><text:span text:style-name="T2">)]</text:span></text:p>
      <text:p text:style-name="P4"><text:span text:style-name="T11">public</text:span><text:span text:style-name="T1"> </text:span><text:span text:style-name="T11">class</text:span><text:span text:style-name="T1"> </text:span><text:span text:style-name="T14">HelloWorld</text:span><text:span text:style-name="T1"> : </text:span><text:span text:style-name="T14">MonoBehaviour</text:span></text:p>
      <text:p text:style-name="P5">{</text:p>
      <text:p text:style-name="P4"><text:span text:style-name="T1"><text:s text:c="4"/></text:span><text:span text:style-name="T11">private</text:span><text:span text:style-name="T1"> </text:span><text:span text:style-name="T11">class</text:span><text:span text:style-name="T1"> </text:span><text:span text:style-name="T14">HelloWorldCompanion</text:span><text:span text:style-name="T1"> : </text:span><text:span text:style-name="T14">MonoBehaviour</text:span></text:p>
      <text:p text:style-name="P5"><text:s text:c="4"/>{</text:p>
      <text:p text:style-name="P4"><text:span text:style-name="T1"><text:s text:c="8"/></text:span><text:span text:style-name="T11">private</text:span><text:span text:style-name="T1"> </text:span><text:span text:style-name="T11">void</text:span><text:span text:style-name="T1"> Start()</text:span></text:p>
      <text:p text:style-name="P5"><text:s text:c="8"/>{</text:p>
      <text:p text:style-name="P4"><text:span text:style-name="T1"><text:s text:c="12"/>print(</text:span><text:span text:style-name="T17">"Companion says hi!"</text:span><text:span text:style-name="T1">);</text:span></text:p>
      <text:p text:style-name="P5"><text:s text:c="8"/>}</text:p>
      <text:p text:style-name="P5"><text:s text:c="4"/>}</text:p>
      <text:p text:style-name="P5"/>
      <text:p text:style-name="P4"><text:span text:style-name="T1"><text:s text:c="4"/></text:span><text:span text:style-name="T11">private</text:span><text:span text:style-name="T1"> </text:span><text:span text:style-name="T11">void</text:span><text:span text:style-name="T1"> Start()</text:span></text:p>
      <text:p text:style-name="P5"><text:s text:c="4"/>{</text:p>
      <text:p text:style-name="P4"><text:span text:style-name="T1"><text:s text:c="8"/>print(</text:span><text:span text:style-name="T17">"Hello world!"</text:span><text:span text:style-name="T1">);</text:span></text:p>
      <text:p text:style-name="P4"><text:span text:style-name="T1"><text:s text:c="8"/>gameObject.AddComponent&lt;</text:span><text:span text:style-name="T14">HelloWorld</text:span><text:span text:style-name="T1">&gt;();</text:span></text:p>
      <text:p text:style-name="P5"><text:s text:c="4"/>}</text:p>
      <text:p text:style-name="P5"/>
      <text:p text:style-name="P4"><text:span text:style-name="T1"><text:s text:c="4"/></text:span><text:span text:style-name="T11">private</text:span><text:span text:style-name="T1"> </text:span><text:span text:style-name="T11">void</text:span><text:span text:style-name="T1"> OnDestroy()</text:span></text:p>
      <text:p text:style-name="P5"><text:s text:c="4"/>{</text:p>
      <text:p text:style-name="P5"><text:s text:c="8"/>Destroy(gameObject);</text:p>
      <text:p text:style-name="P5"><text:s text:c="4"/>}</text:p>
      <text:p text:style-name="P4"><text:span text:style-name="T1">}</text:span></text:p>
      <text:p text:style-name="P4"><text:span text:style-name="T1"/></text:p>
      <text:p text:style-name="P11"><text:span text:style-name="T3">Note that we specifically refer to the GameObject here; Destroy(</text:span><text:span text:style-name="T13">this</text:span><text:span text:style-name="T3">) won't cut it because it will only remove a component instead of destroying the GameObject. That won't hurt you most of the time but in the case of MonoBehaviours that will survive scene changes via DontDestroyOnLoad(</text:span><text:span text:style-name="T13">this</text:span><text:span text:style-name="T3">) I strongly suggest you explicitly destroy the GameObject whenever possible.</text:span></text:p>
      <text:p text:style-name="P11"><text:span text:style-name="T3"/></text:p>
      <text:h text:style-name="P15" text:outline-level="3"><text:bookmark-start text:name="__RefHeading__1090_585937475"/><text:span text:style-name="T3">Other Notes</text:span><text:bookmark-end text:name="__RefHeading__1090_585937475"/></text:h>
      <text:p text:style-name="P11"><text:span text:style-name="T3"><text:tab/>Currently AssemblyReloader will only be able to destroy addons that are active in the hierarchy. If your addon is enabled/disabled as part of how it works, or is part of a Transform hierarchy that is, you may want to supply your own mechanism for cleaning up in case AssemblyReloader doesn't find it.</text:span></text:p>
      <text:p text:style-name="P11"><text:span text:style-name="T3"><text:tab/></text:span></text:p>
      <text:p text:style-name="P11"><text:span text:style-name="T3"><text:tab/>All MonoBehaviour-derived objects that AssemblyReloader destroys (including PartModules, ScenarioModules and VesselModules) can define a method called </text:span><text:span text:style-name="T9">OnPluginReloadRequested </text:span><text:span text:style-name="T10">which will be called right before it is destroyed. You can implement any special logic you might want to run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21T21:06:01.68</meta:creation-date>
    <dc:date>2015-09-22T07:48:32.72</dc:date>
    <meta:editing-duration>PT9H40M5S</meta:editing-duration>
    <meta:editing-cycles>9</meta:editing-cycles>
    <meta:generator>OpenOffice/4.1.1$Win32 OpenOffice.org_project/411m6$Build-9775</meta:generator>
    <meta:document-statistic meta:table-count="0" meta:image-count="0" meta:object-count="0" meta:page-count="7" meta:paragraph-count="177" meta:word-count="1811" meta:character-count="12443"/>
  </office:meta>
</office:document-meta>
</file>